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">
      <style:table-properties style:width="16.914cm" fo:margin-left="0.097cm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Tabla1.A" style:family="table-column">
      <style:table-column-properties style:column-width="1.399cm"/>
    </style:style>
    <style:style style:name="Tabla1.B" style:family="table-column">
      <style:table-column-properties style:column-width="3.879cm"/>
    </style:style>
    <style:style style:name="Tabla1.1" style:family="table-row">
      <style:table-row-properties style:min-row-height="1.002cm" fo:background-color="#729fcf" fo:keep-together="auto">
        <style:background-image/>
      </style:table-row-properties>
    </style:style>
    <style:style style:name="Tabla1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1.2" style:family="table-row">
      <style:table-row-properties fo:background-color="#b4c7dc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2" style:family="table-cell" style:data-style-name="N20000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3" style:family="table-row">
      <style:table-row-properties fo:background-color="#b4c7dc" fo:keep-together="auto">
        <style:background-image/>
      </style:table-row-properties>
    </style:style>
    <style:style style:name="Tabla1.B3" style:family="table-cell" style:data-style-name="N20000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4" style:family="table-row">
      <style:table-row-properties fo:background-color="#b4c7dc" fo:keep-together="auto">
        <style:background-image/>
      </style:table-row-properties>
    </style:style>
    <style:style style:name="Tabla1.5" style:family="table-row">
      <style:table-row-properties fo:background-color="#b4c7dc" fo:keep-together="auto">
        <style:background-image/>
      </style:table-row-properties>
    </style:style>
    <style:style style:name="Tabla1.6" style:family="table-row">
      <style:table-row-properties fo:background-color="#b4c7dc" fo:keep-together="auto">
        <style:background-image/>
      </style:table-row-properties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c2d3f" officeooo:paragraph-rsid="001c2d3f" style:font-size-asian="17.5pt" style:font-weight-asian="bold" style:font-size-complex="20pt" style:font-weight-complex="bold"/>
    </style:style>
    <style:style style:name="P4" style:family="paragraph" style:parent-style-name="Standard">
      <style:text-properties style:font-name="Liberation Sans" fo:font-size="16pt" officeooo:rsid="000f0847" style:font-size-asian="16pt" style:font-size-complex="16pt"/>
    </style:style>
    <style:style style:name="P5" style:family="paragraph" style:parent-style-name="Standard">
      <style:text-properties style:font-name="Liberation Sans" fo:font-size="16pt" officeooo:rsid="000f0847" officeooo:paragraph-rsid="000f0847" style:font-size-asian="16pt" style:font-size-complex="16pt"/>
    </style:style>
    <style:style style:name="P6" style:family="paragraph" style:parent-style-name="Standard">
      <style:text-properties style:font-name="Liberation Sans" fo:font-size="16pt" officeooo:rsid="0016ea26" officeooo:paragraph-rsid="0016ea26" style:font-size-asian="14pt" style:font-size-complex="16pt"/>
    </style:style>
    <style:style style:name="P7" style:family="paragraph" style:parent-style-name="Standard">
      <style:text-properties style:font-name="Liberation Sans" fo:font-size="16pt" officeooo:rsid="00197b1b" officeooo:paragraph-rsid="00197b1b" style:font-size-asian="14pt" style:font-size-complex="16pt"/>
    </style:style>
    <style:style style:name="P8" style:family="paragraph" style:parent-style-name="Standard">
      <style:text-properties style:font-name="Liberation Sans" fo:font-size="16pt" fo:font-weight="bold" officeooo:rsid="000f0847" officeooo:paragraph-rsid="000f0847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Liberation Sans" fo:font-size="16pt" fo:font-weight="bold" officeooo:rsid="0016ea26" officeooo:paragraph-rsid="0016ea26" style:font-size-asian="14pt" style:font-weight-asian="bold" style:font-size-complex="16pt" style:font-weight-complex="bold"/>
    </style:style>
    <style:style style:name="P10" style:family="paragraph" style:parent-style-name="Standard">
      <style:text-properties style:font-name="Liberation Sans" officeooo:paragraph-rsid="000f0847"/>
    </style:style>
    <style:style style:name="P11" style:family="paragraph" style:parent-style-name="Standard">
      <style:text-properties style:font-name="Liberation Sans" fo:font-size="12pt" officeooo:rsid="000f0847" officeooo:paragraph-rsid="000f0bff" style:font-size-asian="10.5pt" style:font-size-complex="12pt"/>
    </style:style>
    <style:style style:name="P12" style:family="paragraph" style:parent-style-name="Standard">
      <style:text-properties style:font-name="Liberation Sans" fo:font-size="12pt" officeooo:rsid="000f0847" officeooo:paragraph-rsid="000f0847" style:font-size-asian="10.5pt" style:font-size-complex="12pt"/>
    </style:style>
    <style:style style:name="P13" style:family="paragraph" style:parent-style-name="Standard">
      <style:text-properties style:font-name="Liberation Sans" fo:font-size="12pt" officeooo:rsid="0010bd0e" officeooo:paragraph-rsid="0011c0aa" style:font-size-asian="10.5pt" style:font-size-complex="12pt"/>
    </style:style>
    <style:style style:name="P14" style:family="paragraph" style:parent-style-name="Standard">
      <style:text-properties style:font-name="Liberation Sans" fo:font-size="12pt" officeooo:rsid="0010bd0e" officeooo:paragraph-rsid="0010bd0e" style:font-size-asian="10.5pt" style:font-size-complex="12pt"/>
    </style:style>
    <style:style style:name="P15" style:family="paragraph" style:parent-style-name="Standard">
      <style:text-properties style:font-name="Liberation Sans" fo:font-size="12pt" officeooo:rsid="0011c0aa" officeooo:paragraph-rsid="0011c0aa" style:font-size-asian="10.5pt" style:font-size-complex="12pt"/>
    </style:style>
    <style:style style:name="P16" style:family="paragraph" style:parent-style-name="Standard">
      <style:text-properties style:font-name="Liberation Sans" fo:font-size="12pt" officeooo:rsid="0011c0aa" officeooo:paragraph-rsid="001f6654" style:font-size-asian="10.5pt" style:font-size-complex="12pt"/>
    </style:style>
    <style:style style:name="P17" style:family="paragraph" style:parent-style-name="Standard">
      <style:text-properties style:font-name="Liberation Sans" fo:font-size="12pt" officeooo:rsid="0018d544" officeooo:paragraph-rsid="0018d544" style:font-size-asian="10.5pt" style:font-size-complex="12pt"/>
    </style:style>
    <style:style style:name="P18" style:family="paragraph" style:parent-style-name="Standard">
      <style:text-properties style:font-name="Liberation Sans" fo:font-size="12pt" officeooo:rsid="001b6ac5" officeooo:paragraph-rsid="001b6ac5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2d3f" officeooo:paragraph-rsid="001c2d3f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ans" fo:font-weight="bold" style:font-weight-asian="bold" style:font-weight-complex="bold"/>
    </style:style>
    <style:style style:name="P21" style:family="paragraph" style:parent-style-name="Standard">
      <style:text-properties style:font-name="Liberation Sans" officeooo:rsid="000f0847" officeooo:paragraph-rsid="000f0847"/>
    </style:style>
    <style:style style:name="P22" style:family="paragraph" style:parent-style-name="Standard">
      <style:text-properties style:font-name="Liberation Sans" fo:font-size="12pt" officeooo:rsid="0011c0aa" officeooo:paragraph-rsid="0011c0aa" style:font-size-asian="10.5pt" style:font-size-complex="12pt"/>
    </style:style>
    <style:style style:name="P23" style:family="paragraph" style:parent-style-name="Standard">
      <style:text-properties style:font-name="Liberation Sans" fo:font-size="12pt" officeooo:rsid="0011c0aa" officeooo:paragraph-rsid="001fa2cf" style:font-size-asian="10.5pt" style:font-size-complex="12pt"/>
    </style:style>
    <style:style style:name="P24" style:family="paragraph" style:parent-style-name="Standard">
      <style:text-properties style:font-name="Liberation Sans" fo:font-size="12pt" officeooo:rsid="0016ea26" officeooo:paragraph-rsid="001fa2cf" style:font-size-asian="10.5pt" style:font-size-complex="12pt"/>
    </style:style>
    <style:style style:name="P25" style:family="paragraph" style:parent-style-name="Standard">
      <style:text-properties style:font-name="Liberation Sans" fo:font-size="12pt" officeooo:rsid="0016f90a" officeooo:paragraph-rsid="0016f90a" style:font-size-asian="10.5pt" style:font-size-complex="12pt"/>
    </style:style>
    <style:style style:name="P26" style:family="paragraph" style:parent-style-name="Standard">
      <style:text-properties style:font-name="Liberation Sans" fo:font-size="12pt" officeooo:rsid="0018d544" officeooo:paragraph-rsid="0018d544" style:font-size-asian="10.5pt" style:font-size-complex="12pt"/>
    </style:style>
    <style:style style:name="P27" style:family="paragraph" style:parent-style-name="Standard">
      <style:text-properties style:font-name="Liberation Sans" fo:font-size="12pt" officeooo:rsid="00197b1b" officeooo:paragraph-rsid="00218dd9" style:font-size-asian="10.5pt" style:font-size-complex="12pt"/>
    </style:style>
    <style:style style:name="P28" style:family="paragraph" style:parent-style-name="Standard">
      <style:text-properties style:font-name="Liberation Sans" fo:font-size="12pt" officeooo:rsid="00197b1b" officeooo:paragraph-rsid="00234866" style:font-size-asian="10.5pt" style:font-size-complex="12pt"/>
    </style:style>
    <style:style style:name="P29" style:family="paragraph" style:parent-style-name="Standard">
      <style:text-properties style:font-name="Liberation Sans" fo:font-size="12pt" officeooo:rsid="001b6ac5" officeooo:paragraph-rsid="001b6ac5" style:font-size-asian="10.5pt" style:font-size-complex="12pt"/>
    </style:style>
    <style:style style:name="P30" style:family="paragraph" style:parent-style-name="Standard">
      <style:text-properties style:font-name="Liberation Sans" fo:font-size="12pt" officeooo:rsid="00234866" officeooo:paragraph-rsid="00234866" style:font-size-asian="10.5pt" style:font-size-complex="12pt"/>
    </style:style>
    <style:style style:name="P31" style:family="paragraph" style:parent-style-name="Standard">
      <style:text-properties style:font-name="Liberation Sans" fo:font-size="16pt" officeooo:rsid="0016f90a" officeooo:paragraph-rsid="0016ea26" style:font-size-asian="14pt" style:font-size-complex="16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c2d3f" officeooo:paragraph-rsid="001c2d3f" style:font-size-asian="17.5pt" style:font-weight-asian="bold" style:font-size-complex="2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a599" officeooo:paragraph-rsid="0020a5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a599" officeooo:paragraph-rsid="0020a5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f0847" style:font-size-asian="16pt" style:font-size-complex="16pt"/>
    </style:style>
    <style:style style:name="T3" style:family="text">
      <style:text-properties officeooo:rsid="001e4e2b"/>
    </style:style>
    <style:style style:name="T4" style:family="text">
      <style:text-properties officeooo:rsid="001f6654"/>
    </style:style>
    <style:style style:name="T5" style:family="text">
      <style:text-properties officeooo:rsid="001fa2cf"/>
    </style:style>
    <style:style style:name="T6" style:family="text">
      <style:text-properties officeooo:rsid="00218dd9"/>
    </style:style>
    <style:style style:name="T7" style:family="text">
      <style:text-properties officeooo:rsid="00234866"/>
    </style:style>
    <number:number-style style:name="N20000" number:language="es" number:country="ES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OS PRÁCTICOS</text:p>
      <text:p text:style-name="P1"/>
      <text:p text:style-name="P1"/>
      <text:p text:style-name="P1"/>
      <text:p text:style-name="P1"/>
      <text:p text:style-name="P20"><text:span text:style-name="T1">A) </text:span><text:span text:style-name="T2">Inversión y gastos iniciales</text:span></text:p>
      <text:p text:style-name="P4"/>
      <text:p text:style-name="P10">1)<text:tab/><text:span text:style-name="T3">Gastos iniciales:</text:span></text:p>
      <text:p text:style-name="P10"><text:tab/><text:tab/>Nóminas: 1.200€ mes x 3 = 3.600€</text:p>
      <text:p text:style-name="P21"><text:tab/><text:tab/>Autónomos: 250€ mes x 3 = 750€</text:p>
      <text:p text:style-name="P21"><text:tab/><text:tab/>Gastos de constitución: 700€</text:p>
      <text:p text:style-name="P21"><text:tab/><text:tab/>Publicidad de lanzamiento: 500€</text:p>
      <text:p text:style-name="P21"><text:tab/><text:tab/>Teléfono: 80€ mes x 3 = 240€</text:p>
      <text:p text:style-name="P21"><text:tab/><text:tab/>Luz: 100€ mes x 3 = 300€</text:p>
      <text:p text:style-name="P21"><text:tab/><text:tab/>Cuota préstamos: 250€ mes x 3 = 750€</text:p>
      <text:p text:style-name="P21"><text:tab/><text:tab/>Gestoría: 100€ mes x 3 = 300€</text:p>
      <text:p text:style-name="P21"><text:tab/><text:tab/>Alquiler: 500€ mes x 3 = 1.500€</text:p>
      <text:p text:style-name="P21"><text:tab/><text:tab/>Internet: 50€ mes x 3 = 150€</text:p>
      <text:p text:style-name="P21"><text:tab/><text:tab/>Material oficina <text:span text:style-name="T3">= </text:span>300€</text:p>
      <text:p text:style-name="P21"/>
      <text:p text:style-name="P21"><text:tab/><text:span text:style-name="T3">Inversiones:</text:span></text:p>
      <text:p text:style-name="P21"><text:tab/><text:tab/>Ordenadores <text:span text:style-name="T3">=</text:span> 400€</text:p>
      <text:p text:style-name="P21"><text:tab/><text:tab/>Mobiliario <text:span text:style-name="T3">=</text:span> 2.000€</text:p>
      <text:p text:style-name="P21"><text:tab/><text:tab/>Herramientas <text:span text:style-name="T3">=</text:span> 2.000€</text:p>
      <text:p text:style-name="P21"><text:tab/><text:tab/>Programas informáticos <text:span text:style-name="T3">=</text:span> 200€</text:p>
      <text:p text:style-name="P21"><text:tab/><text:tab/>Maquinaria <text:span text:style-name="T3">=</text:span> 4.000€</text:p>
      <text:p text:style-name="P21"/>
      <text:p text:style-name="P21"><text:tab/><text:span text:style-name="T3">Necesidad de financiación para 3 meses = 17.690€</text:span></text:p>
      <text:p text:style-name="P21"/>
      <text:p text:style-name="P21"/>
      <text:p text:style-name="P21"/>
      <text:p text:style-name="P8">B) Financiación propia</text:p>
      <text:p text:style-name="P5"/>
      <text:p text:style-name="P12">2) <text:tab/>Fuentes propias: aportaciones de socios, business angel, reservas, amortizaciones.</text:p>
      <text:p text:style-name="P12"><text:tab/>Fuentes ajenas: leasing, factoring, créditos, renting, descuentos de pagarés.</text:p>
      <text:p text:style-name="P11"/>
      <text:p text:style-name="P14">3<text:span text:style-name="T3">A</text:span>)<text:tab/>a) <text:span text:style-name="T3">Principalmente capital, contactos en el sector y experiencia profesional.</text:span></text:p>
      <text:p text:style-name="P14"><text:tab/>b) <text:span text:style-name="T4">Pues las mismas que las de un socio cualquiera adicional: menor reparto de <text:tab/>beneficio y capacidad de toma de decisiones.</text:span> Además, <text:span text:style-name="T4">a medio plazo es posible <text:tab/>que se plantee vender su aportación para obtener rentabilidad</text:span>.</text:p>
      <text:p text:style-name="P13"/>
      <text:p text:style-name="P13"/>
      <text:p text:style-name="P16"><text:span text:style-name="T4">3B</text:span>) <text:tab/>a) Capital = 2.500 + 2.500 = 5.000€</text:p>
      <text:p text:style-name="P16"><text:tab/>Reservas = 25.000€</text:p>
      <text:p text:style-name="P15"><text:tab/>Valor de la empresa = capital + reservas = 30.000€</text:p>
      <text:p text:style-name="P15"><text:tab/>b) Como ahora la empresa vale 30.000€, cada una de las 5.000 participaciones <text:tab/>valen: 30.000 / 5.000 = 6 €/<text:span text:style-name="T4">participación</text:span>.</text:p>
      <text:p text:style-name="P15"><text:tab/>La prima de María José tendría que pagar 2.500 participaciones x 6€ = 15.000€ de <text:tab/>aportación.</text:p>
      <text:p text:style-name="P15"><text:tab/><text:span text:style-name="T4">Cada uno tendría un 33% de la empresa.</text:span></text:p>
      <text:p text:style-name="P15"><text:soft-page-break/></text:p>
      <text:p text:style-name="P24"><text:span text:style-name="T5">4</text:span>)<text:tab/><text:span text:style-name="T5">Amortizaciones:</text:span></text:p>
      <text:p text:style-name="P24"><text:tab/><text:tab/>- ordenadores: 400 x 26% = 104€</text:p>
      <text:p text:style-name="P24"><text:tab/><text:tab/>- programas informáticos: <text:span text:style-name="T5">2</text:span>00 x 26% = <text:span text:style-name="T5">52</text:span>€</text:p>
      <text:p text:style-name="P24"><text:tab/><text:tab/>- mobiliario: 2.000 x 10% = 200€</text:p>
      <text:p text:style-name="P24"><text:tab/><text:tab/>- herramientas: 2.000 x 30% = 600€</text:p>
      <text:p text:style-name="P24"><text:tab/><text:tab/>- maquinaria: 4.000 x 12%= 480€</text:p>
      <text:p text:style-name="P24"/>
      <text:p text:style-name="P24"/>
      <text:p text:style-name="P23"/>
      <text:p text:style-name="P9">C) Financiación ajena</text:p>
      <text:p text:style-name="P6"/>
      <text:p text:style-name="P24">5)<text:tab/></text:p>
      <table:table table:name="Tabla1" table:style-name="Tabla1" table:template-name="Default Style">
        <table:table-column table:style-name="Tabla1.A"/>
        <table:table-column table:style-name="Tabla1.B" table:number-columns-repeated="4"/>
        <table:table-row table:style-name="Tabla1.1">
          <table:table-cell table:style-name="Tabla1.A1" office:value-type="string">
            <text:p text:style-name="P34">Año</text:p>
          </table:table-cell>
          <table:table-cell table:style-name="Tabla1.A1" office:value-type="string">
            <text:p text:style-name="P33">Cuota</text:p>
          </table:table-cell>
          <table:table-cell table:style-name="Tabla1.A1" office:value-type="string">
            <text:p text:style-name="P33">Intereses 8%</text:p>
          </table:table-cell>
          <table:table-cell table:style-name="Tabla1.A1" office:value-type="string">
            <text:p text:style-name="P33">Capital devuelto</text:p>
          </table:table-cell>
          <table:table-cell table:style-name="Tabla1.A1" office:value-type="string">
            <text:p text:style-name="P33">Capital pendiente</text:p>
          </table:table-cell>
        </table:table-row>
        <table:table-row table:style-name="Tabla1.6">
          <table:table-cell table:style-name="Tabla1.A2" office:value-type="string">
            <text:p text:style-name="P35">0</text:p>
          </table:table-cell>
          <table:table-cell table:style-name="Tabla1.B2" office:value-type="string">
            <text:p text:style-name="P35">-</text:p>
          </table:table-cell>
          <table:table-cell table:style-name="Tabla1.C2" office:value-type="string">
            <text:p text:style-name="P35">-</text:p>
          </table:table-cell>
          <table:table-cell table:style-name="Tabla1.D2" office:value-type="string">
            <text:p text:style-name="P35">-</text:p>
          </table:table-cell>
          <table:table-cell table:style-name="Tabla1.E2" office:value-type="float" office:value="40000">
            <text:p text:style-name="P35">40000</text:p>
          </table:table-cell>
        </table:table-row>
        <table:table-row table:style-name="Tabla1.6">
          <table:table-cell table:style-name="Tabla1.A2" office:value-type="string">
            <text:p text:style-name="P35">1</text:p>
          </table:table-cell>
          <table:table-cell table:style-name="Tabla1.B3" office:value-type="float" office:value="12076.83">
            <text:p text:style-name="P35">12076,83</text:p>
          </table:table-cell>
          <table:table-cell table:style-name="Tabla1.B3" office:value-type="float" office:value="3200">
            <text:p text:style-name="P35">3200</text:p>
          </table:table-cell>
          <table:table-cell table:style-name="Tabla1.B3" office:value-type="float" office:value="8876.83">
            <text:p text:style-name="P35">8876,83</text:p>
          </table:table-cell>
          <table:table-cell table:style-name="Tabla1.E2" office:value-type="float" office:value="31123.17">
            <text:p text:style-name="P35">31123,17</text:p>
          </table:table-cell>
        </table:table-row>
        <table:table-row table:style-name="Tabla1.6">
          <table:table-cell table:style-name="Tabla1.A2" office:value-type="string">
            <text:p text:style-name="P35">2</text:p>
          </table:table-cell>
          <table:table-cell table:style-name="Tabla1.B3" office:value-type="float" office:value="12076.83">
            <text:p text:style-name="P35">12076,83</text:p>
          </table:table-cell>
          <table:table-cell table:style-name="Tabla1.B3" office:value-type="float" office:value="2489.85">
            <text:p text:style-name="P36">2489,85</text:p>
          </table:table-cell>
          <table:table-cell table:style-name="Tabla1.B3" office:value-type="float" office:value="9586.98">
            <text:p text:style-name="P35">9586,98</text:p>
          </table:table-cell>
          <table:table-cell table:style-name="Tabla1.E2" office:value-type="float" office:value="21536.19">
            <text:p text:style-name="P35">21536,19</text:p>
          </table:table-cell>
        </table:table-row>
        <table:table-row table:style-name="Tabla1.5">
          <table:table-cell table:style-name="Tabla1.A2" office:value-type="string">
            <text:p text:style-name="P35">3</text:p>
          </table:table-cell>
          <table:table-cell table:style-name="Tabla1.B3" office:value-type="float" office:value="12076.83">
            <text:p text:style-name="P35">12076,83</text:p>
          </table:table-cell>
          <table:table-cell table:style-name="Tabla1.B3" office:value-type="float" office:value="1722.9">
            <text:p text:style-name="P35">1722,9</text:p>
          </table:table-cell>
          <table:table-cell table:style-name="Tabla1.B3" office:value-type="float" office:value="10353.93">
            <text:p text:style-name="P35">10353,93</text:p>
          </table:table-cell>
          <table:table-cell table:style-name="Tabla1.E2" office:value-type="float" office:value="11182.25">
            <text:p text:style-name="P35">11182,25</text:p>
          </table:table-cell>
        </table:table-row>
        <table:table-row table:style-name="Tabla1.6">
          <table:table-cell table:style-name="Tabla1.A2" office:value-type="string">
            <text:p text:style-name="P35">4</text:p>
          </table:table-cell>
          <table:table-cell table:style-name="Tabla1.B3" office:value-type="float" office:value="12076.83">
            <text:p text:style-name="P35">12076,83</text:p>
          </table:table-cell>
          <table:table-cell table:style-name="Tabla1.B3" office:value-type="float" office:value="894.58">
            <text:p text:style-name="P35">894,58</text:p>
          </table:table-cell>
          <table:table-cell table:style-name="Tabla1.B3" office:value-type="float" office:value="11182.25">
            <text:p text:style-name="P35">11182,25</text:p>
          </table:table-cell>
          <table:table-cell table:style-name="Tabla1.E2" office:value-type="float" office:value="0">
            <text:p text:style-name="P36">0</text:p>
          </table:table-cell>
        </table:table-row>
      </table:table>
      <text:p text:style-name="P31"/>
      <text:p text:style-name="P25">6) <text:tab/>Para el primer préstamo, <text:span text:style-name="T6">la comisión de apertura</text:span> es 225€ y para el segundo 375€.</text:p>
      <text:p text:style-name="P25"><text:tab/></text:p>
      <text:p text:style-name="P25"><text:tab/><text:span text:style-name="T6">T.A.E. 1 = 9,731%</text:span></text:p>
      <text:p text:style-name="P25"><text:tab/><text:span text:style-name="T6">T.A.E. 2 = 8,334 %</text:span></text:p>
      <text:p text:style-name="P17"/>
      <text:p text:style-name="P17">7)<text:tab/>a) Cuotas de renting = 325 x 12 x 4 años = 15.600€.</text:p>
      <text:p text:style-name="P17"><text:tab/>Coste préstamo <text:span text:style-name="T6">+</text:span> reparaciones = 12.000 + 2.000 = 14.000€</text:p>
      <text:p text:style-name="P17"><text:tab/><text:span text:style-name="T6">b) Desde el punto de vista de las posibles incidencias le interesa más el </text:span>renting, ya <text:tab/>que incluye todas las posibles reparaciones. <text:span text:style-name="T6">Aún así, a 4 años de alquiler, le sale <text:tab/>más barata la compra aunque tenga que gastar en reparaciones.</text:span></text:p>
      <text:p text:style-name="P7"/>
      <text:p text:style-name="P27">8)<text:tab/>Efectivo abonado = <text:span text:style-name="T6">n</text:span>ominal - intereses - gastos</text:p>
      <text:p text:style-name="P28"><text:tab/><text:span text:style-name="T7">I</text:span>ntereses = 20.000 x 8% x (60/360) = 266,67€</text:p>
      <text:p text:style-name="P27"><text:tab/>Comisiones = 0,5% de 20.000 = 100€.</text:p>
      <text:p text:style-name="P27"><text:tab/>Gastos = 8€</text:p>
      <text:p text:style-name="P27"><text:tab/>Efectivo = 20.000 - 266,67 - 100 - 8 = 19.625,33€</text:p>
      <text:p text:style-name="P7"/>
      <text:p text:style-name="P18">9)<text:tab/><text:span text:style-name="T7">a) Opción a: descuento de pagarés</text:span></text:p>
      <text:p text:style-name="P18"><text:tab/><text:span text:style-name="T7">Opción b: factoring</text:span></text:p>
      <text:p text:style-name="P18"><text:tab/><text:span text:style-name="T7">Opción c: confirming</text:span></text:p>
      <text:p text:style-name="P18"><text:tab/></text:p>
      <text:p text:style-name="P18"><text:tab/><text:span text:style-name="T7">b) Si los clientes no son morosos, le interesa mas el descuento de pagarés, ya que <text:tab/>tiene mejores condiciones que el factoring</text:span></text:p>
      <text:p text:style-name="P30"><text:tab/></text:p>
      <text:p text:style-name="P30">c) El confirming es preferible contratarlo cuando no existe riesgo de impago a los proveedores, de lo contrario habría que pagar intereses al banco por el préstamo.</text:p>
      <text:p text:style-name="P3"/>
      <text:p text:style-name="P3"><text:soft-page-break/>REPASA CONCEPTOS</text:p>
      <text:p text:style-name="P3"/>
      <text:p text:style-name="P3"/>
      <text:p text:style-name="P19">1) c</text:p>
      <text:p text:style-name="P19"/>
      <text:p text:style-name="P19">2) d</text:p>
      <text:p text:style-name="P19"/>
      <text:p text:style-name="P19">3) <text:span text:style-name="T7">c</text:span></text:p>
      <text:p text:style-name="P19"/>
      <text:p text:style-name="P19">4) <text:span text:style-name="T7">b</text:span></text:p>
      <text:p text:style-name="P19"/>
      <text:p text:style-name="P19">5) <text:span text:style-name="T7">c</text:span></text:p>
      <text:p text:style-name="P19"/>
      <text:p text:style-name="P19">6) a</text:p>
      <text:p text:style-name="P19"/>
      <text:p text:style-name="P19">7) <text:span text:style-name="T7">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09:03:21.370750940</meta:creation-date>
    <dc:date>2022-03-07T04:22:36.392278857</dc:date>
    <meta:editing-duration>PT29M</meta:editing-duration>
    <meta:editing-cycles>8</meta:editing-cycles>
    <meta:generator>LibreOffice/7.1.7.2$Linux_X86_64 LibreOffice_project/10$Build-2</meta:generator>
    <meta:document-statistic meta:table-count="1" meta:image-count="0" meta:object-count="0" meta:page-count="3" meta:paragraph-count="97" meta:word-count="520" meta:character-count="2908" meta:non-whitespace-character-count="2406"/>
  </office:meta>
</office:document-meta>
</file>